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text-properties fo:language="en" fo:country="US" officeooo:rsid="000a786b" officeooo:paragraph-rsid="000a786b"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cpi2">
      <style:text-properties fo:background-color="transparent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1">
      <style:text-properties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note">
      <style:text-properties fo:font-style="normal" style:font-style-asian="normal" style:font-style-complex="normal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language="en" fo:country="US" officeooo:rsid="007ddeec" officeooo:paragraph-rsid="007ddeec" fo:background-color="transparent"/>
    </style:style>
    <style:style style:name="P14" style:family="paragraph" style:parent-style-name="Standard">
      <style:text-properties fo:language="en" fo:country="US" officeooo:rsid="0029f83a" officeooo:paragraph-rsid="0070ba17" fo:background-color="transparent"/>
    </style:style>
    <style:style style:name="P15" style:family="paragraph" style:parent-style-name="Standard">
      <style:text-properties fo:language="en" fo:country="US" officeooo:rsid="00a106a9" officeooo:paragraph-rsid="00a106a9"/>
    </style:style>
    <style:style style:name="P16" style:family="paragraph" style:parent-style-name="Standard">
      <style:text-properties fo:language="en" fo:country="US" officeooo:rsid="00a11577" officeooo:paragraph-rsid="00a11577"/>
    </style:style>
    <style:style style:name="P17" style:family="paragraph" style:parent-style-name="Standard">
      <style:text-properties fo:language="en" fo:country="US" officeooo:rsid="009f5ba7" officeooo:paragraph-rsid="009f5ba7"/>
    </style:style>
    <style:style style:name="P18" style:family="paragraph" style:parent-style-name="Standard">
      <style:text-properties fo:language="en" fo:country="US" officeooo:rsid="00917fa6" officeooo:paragraph-rsid="00917fa6"/>
    </style:style>
    <style:style style:name="P19" style:family="paragraph" style:parent-style-name="Standard">
      <style:text-properties officeooo:paragraph-rsid="0036fccf"/>
    </style:style>
    <style:style style:name="P20" style:family="paragraph" style:parent-style-name="Standard">
      <style:text-properties officeooo:rsid="00510506" officeooo:paragraph-rsid="00510506"/>
    </style:style>
    <style:style style:name="P21" style:family="paragraph" style:parent-style-name="Standard">
      <style:text-properties officeooo:rsid="00510506" officeooo:paragraph-rsid="0052ea01"/>
    </style:style>
    <style:style style:name="P22" style:family="paragraph" style:parent-style-name="Standard">
      <style:text-properties officeooo:rsid="008d1119" officeooo:paragraph-rsid="008d1119"/>
    </style:style>
    <style:style style:name="P23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24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25" style:family="paragraph" style:parent-style-name="scpi0">
      <style:text-properties fo:background-color="transparent"/>
    </style:style>
    <style:style style:name="P26" style:family="paragraph" style:parent-style-name="scpi0">
      <style:text-properties officeooo:paragraph-rsid="0015da47" fo:background-color="transparent"/>
    </style:style>
    <style:style style:name="P27" style:family="paragraph" style:parent-style-name="scpi0">
      <style:text-properties officeooo:rsid="0018c595" officeooo:paragraph-rsid="0018c595" fo:background-color="transparent"/>
    </style:style>
    <style:style style:name="P28" style:family="paragraph" style:parent-style-name="scpi0">
      <style:text-properties officeooo:rsid="001aa7e6" officeooo:paragraph-rsid="001aa7e6" fo:background-color="transparent"/>
    </style:style>
    <style:style style:name="P29" style:family="paragraph" style:parent-style-name="scpi1">
      <style:text-properties officeooo:paragraph-rsid="0015cd4e" fo:background-color="transparent"/>
    </style:style>
    <style:style style:name="P30" style:family="paragraph" style:parent-style-name="scpi1">
      <style:text-properties officeooo:paragraph-rsid="001aa7e6" fo:background-color="transparent"/>
    </style:style>
    <style:style style:name="P31" style:family="paragraph" style:parent-style-name="scpi1">
      <style:text-properties officeooo:rsid="004faff0" officeooo:paragraph-rsid="004faff0"/>
    </style:style>
    <style:style style:name="P32" style:family="paragraph" style:parent-style-name="scpi1">
      <style:text-properties officeooo:rsid="0097e157" officeooo:paragraph-rsid="0097e157"/>
    </style:style>
    <style:style style:name="P33" style:family="paragraph" style:parent-style-name="scpi1">
      <style:text-properties officeooo:rsid="008c6fb7" officeooo:paragraph-rsid="008c6fb7"/>
    </style:style>
    <style:style style:name="P34" style:family="paragraph" style:parent-style-name="scpi2">
      <style:text-properties officeooo:rsid="007c1a62" officeooo:paragraph-rsid="007c1a62"/>
    </style:style>
    <style:style style:name="P35" style:family="paragraph" style:parent-style-name="scpi3">
      <style:text-properties officeooo:paragraph-rsid="009ecbc0"/>
    </style:style>
    <style:style style:name="T1" style:family="text">
      <style:text-properties officeooo:rsid="0004c5cc"/>
    </style:style>
    <style:style style:name="T2" style:family="text">
      <style:text-properties officeooo:rsid="0004c5cc"/>
    </style:style>
    <style:style style:name="T3" style:family="text">
      <style:text-properties fo:font-size="10.5pt"/>
    </style:style>
    <style:style style:name="T4" style:family="text">
      <style:text-properties officeooo:rsid="0006637f"/>
    </style:style>
    <style:style style:name="T5" style:family="text">
      <style:text-properties officeooo:rsid="000842d8"/>
    </style:style>
    <style:style style:name="T6" style:family="text">
      <style:text-properties officeooo:rsid="007c1a62"/>
    </style:style>
    <style:style style:name="T7" style:family="text">
      <style:text-properties officeooo:rsid="004faff0"/>
    </style:style>
    <style:style style:name="T8" style:family="text">
      <style:text-properties officeooo:rsid="0052ea01"/>
    </style:style>
    <style:style style:name="T9" style:family="text">
      <style:text-properties officeooo:rsid="009ecbc0"/>
    </style:style>
    <style:style style:name="T10" style:family="text">
      <style:text-properties officeooo:rsid="00784532"/>
    </style:style>
    <style:style style:name="T11" style:family="text">
      <style:text-properties officeooo:rsid="00917fa6"/>
    </style:style>
  </office:automatic-styles>
  <office:body>
    <office:text text:use-soft-page-breaks="true">
      <office:forms form:automatic-focus="false" form:apply-design-mode="false"/>
      <text:tracked-changes>
        <text:changed-region xml:id="ct56322176" text:id="ct56322176">
          <text:deletion>
            <office:change-info>
              <dc:creator>Denis Kotlar</dc:creator>
              <dc:date>2017-04-02T12:45:00</dc:date>
            </office:change-info>
            <text:list xml:id="list4445496402640985222" text:style-name="Outline">
              <text:list-item>
                <text:h text:style-name="P1" text:outline-level="1">the <text:span text:style-name="T1">M5 (and beyond)</text:span></text:h>
              </text:list-item>
            </text:list>
          </text:deletion>
        </text:changed-region>
        <text:changed-region xml:id="ct86824448" text:id="ct8682444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67408304" text:id="ct67408304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50886208" text:id="ct50886208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54059968" text:id="ct54059968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85063552" text:id="ct85063552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82432448" text:id="ct824324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3969888" text:id="ct739698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3971488" text:id="ct739714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50187072" text:id="ct5018707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51928368" text:id="ct5192836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3521440" text:id="ct7352144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54166384" text:id="ct541663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7428544" text:id="ct474285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6360368" text:id="ct7636036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50637888" text:id="ct506378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92385392" text:id="ct923853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56663456" text:id="ct566634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51904464" text:id="ct5190446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8378192" text:id="ct883781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6944448" text:id="ct669444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2637680" text:id="ct7263768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2670496" text:id="ct7267049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1200112" text:id="ct7120011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6863136" text:id="ct7686313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2644016" text:id="ct726440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54414848" text:id="ct544148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128448" text:id="ct49128448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76772432" text:id="ct76772432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81240176" text:id="ct81240176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77328976" text:id="ct77328976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72877600" text:id="ct72877600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71400944" text:id="ct71400944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73457872" text:id="ct7345787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53676160" text:id="ct5367616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75956784" text:id="ct7595678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72815232" text:id="ct7281523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53934976" text:id="ct5393497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7782688" text:id="ct8778268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56310768" text:id="ct5631076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56346720" text:id="ct5634672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56760208" text:id="ct5676020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72963360" text:id="ct7296336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73994864" text:id="ct7399486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56758976" text:id="ct5675897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71150416" text:id="ct7115041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71173472" text:id="ct7117347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92380112" text:id="ct9238011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92384192" text:id="ct92384192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71148864" text:id="ct71148864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56651632" text:id="ct56651632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71152336" text:id="ct71152336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71154160" text:id="ct71154160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56652160" text:id="ct56652160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25013692102953" text:continue-numbering="true" text:style-name="Outline">
        <text:list-item>
          <text:h text:style-name="P1" text:outline-level="1"><text:bookmark text:name="Section 11"/>SCPI commands scheduled for <text:change text:change-id="ct56322176"/><text:change-start text:change-id="ct86824448"/><text:span text:style-name="T1">upcoming releases</text:span><text:change-end text:change-id="ct86824448"/></text:h>
        </text:list-item>
      </text:list>
      <text:p text:style-name="Standard"/>
      <text:p text:style-name="P10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7">DCL</text:p>
          </table:table-cell>
          <table:table-cell table:style-name="Table101.A2" office:value-type="string">
            <text:p text:style-name="P5">Requires the client (controller) to send a <text:span text:style-name="T3">"</text:span>DCL\n<text:span text:style-name="T3">"</text:span> string</text:p>
          </table:table-cell>
        </table:table-row>
        <table:table-row>
          <table:table-cell table:style-name="Table101.A2" office:value-type="string">
            <text:p text:style-name="P7">*SRE</text:p>
          </table:table-cell>
          <table:table-cell table:style-name="Table101.A2" office:value-type="string">
            <text:p text:style-name="P5">Sets the value of the Service Request Enable register</text:p>
          </table:table-cell>
        </table:table-row>
        <table:table-row>
          <table:table-cell table:style-name="Table101.A4" office:value-type="string">
            <text:p text:style-name="P27"><text:change-start text:change-id="ct67408304"/>ABORt<text:change-end text:change-id="ct67408304"/></text:p>
          </table:table-cell>
          <table:table-cell table:style-name="Table101.A4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1"><text:change-start text:change-id="ct50886208"/>:ELOG<text:change-end text:change-id="ct50886208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7">CALibration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8">:TEMPerature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6">[:DATA] {&lt;new value&gt;}</text:p>
          </table:table-cell>
          <table:table-cell table:style-name="Table101.A2" office:value-type="string">
            <text:p text:style-name="P5">Enters the calibration value</text:p>
          </table:table-cell>
        </table:table-row>
        <table:table-row>
          <table:table-cell table:style-name="Table101.A2" office:value-type="string">
            <text:p text:style-name="P28"><text:change-start text:change-id="ct54059968"/>INITiate<text:change-end text:change-id="ct54059968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30"><text:change-start text:change-id="ct85063552"/>:ELOG<text:change-end text:change-id="ct85063552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0"><text:change-start text:change-id="ct82432448"/>S<text:span text:style-name="T10">ENSe</text:span> <text:change-end text:change-id="ct8243244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33"><text:change-start text:change-id="ct73969888"/>:AHOur<text:change-end text:change-id="ct7396988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73971488"/>:RESet<text:change-end text:change-id="ct73971488"/></text:p>
          </table:table-cell>
          <table:table-cell table:style-name="Table101.A2" office:value-type="string">
            <text:p text:style-name="P22"><text:change-start text:change-id="ct50187072"/>Resets the amp-hour <text:span text:style-name="T11">(Ah)</text:span> measurement to zero<text:change-end text:change-id="ct50187072"/></text:p>
          </table:table-cell>
        </table:table-row>
        <table:table-row>
          <table:table-cell table:style-name="Table101.A2" office:value-type="string">
            <text:p text:style-name="P32"><text:change-start text:change-id="ct51928368"/>:ELOG<text:change-end text:change-id="ct51928368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<text:change-start text:change-id="ct73521440"/>:CURRent<text:change-end text:change-id="ct7352144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54166384"/>[:DC]<text:change-end text:change-id="ct54166384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<text:change-start text:change-id="ct47428544"/>:RANge[:UPPer] <text:span text:style-name="T9">{</text:span>&lt;value&gt;<text:span text:style-name="T9">}</text:span><text:change-end text:change-id="ct47428544"/></text:p>
          </table:table-cell>
          <table:table-cell table:style-name="Table101.A2" office:value-type="string">
            <text:p text:style-name="P15"><text:change-start text:change-id="ct76360368"/>Selects the Elog current measurement range<text:change-end text:change-id="ct76360368"/></text:p>
          </table:table-cell>
        </table:table-row>
        <table:table-row>
          <table:table-cell table:style-name="Table101.A2" office:value-type="string">
            <text:p text:style-name="scpi5"><text:change-start text:change-id="ct50637888"/>:AUTO {&lt;bool&gt;}<text:change-end text:change-id="ct50637888"/></text:p>
          </table:table-cell>
          <table:table-cell table:style-name="Table101.A2" office:value-type="string">
            <text:p text:style-name="P16"><text:change-start text:change-id="ct92385392"/>Enables/disables Elog seamless measurement autoranging<text:change-end text:change-id="ct92385392"/></text:p>
          </table:table-cell>
        </table:table-row>
        <table:table-row>
          <table:table-cell table:style-name="Table101.A2" office:value-type="string">
            <text:p text:style-name="scpi2"><text:change-start text:change-id="ct56663456"/>:FUNCtion<text:change-end text:change-id="ct56663456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51904464"/>:CURRent {&lt;bool&gt;}<text:change-end text:change-id="ct51904464"/></text:p>
          </table:table-cell>
          <table:table-cell table:style-name="Table101.A2" office:value-type="string">
            <text:p text:style-name="P17"><text:change-start text:change-id="ct88378192"/>Enables/disables current data logging<text:change-end text:change-id="ct88378192"/></text:p>
          </table:table-cell>
        </table:table-row>
        <table:table-row>
          <table:table-cell table:style-name="Table101.A2" office:value-type="string">
            <text:p text:style-name="P35"><text:change-start text:change-id="ct66944448"/>:<text:span text:style-name="T9">VOLTage</text:span> {&lt;bool&gt;}<text:change-end text:change-id="ct66944448"/></text:p>
          </table:table-cell>
          <table:table-cell table:style-name="Table101.A2" office:value-type="string">
            <text:p text:style-name="P17"><text:change-start text:change-id="ct72637680"/>Enables/disables voltage data logging<text:change-end text:change-id="ct72637680"/></text:p>
          </table:table-cell>
        </table:table-row>
        <table:table-row>
          <table:table-cell table:style-name="Table101.A2" office:value-type="string">
            <text:p text:style-name="scpi2"><text:change-start text:change-id="ct72670496"/>:PERiod {&lt;time&gt;}<text:change-end text:change-id="ct72670496"/></text:p>
          </table:table-cell>
          <table:table-cell table:style-name="Table101.A2" office:value-type="string">
            <text:p text:style-name="P17"><text:change-start text:change-id="ct71200112"/>Sets the integration time of an Elog measurement<text:change-end text:change-id="ct71200112"/></text:p>
          </table:table-cell>
        </table:table-row>
        <table:table-row>
          <table:table-cell table:style-name="Table101.A2" office:value-type="string">
            <text:p text:style-name="scpi1"><text:change-start text:change-id="ct76863136"/>:WHOur<text:change-end text:change-id="ct76863136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<text:change-start text:change-id="ct72644016"/>:RESet<text:change-end text:change-id="ct72644016"/></text:p>
          </table:table-cell>
          <table:table-cell table:style-name="Table101.A2" office:value-type="string">
            <text:p text:style-name="P18"><text:change-start text:change-id="ct54414848"/>Resets the watt-hour (Wh) measurement to zero<text:change-end text:change-id="ct54414848"/></text:p>
          </table:table-cell>
        </table:table-row>
        <table:table-row>
          <table:table-cell table:style-name="Table101.A2" office:value-type="string">
            <text:p text:style-name="P26"><text:change-start text:change-id="ct49128448"/>OUTPut<text:change-end text:change-id="ct49128448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31"><text:change-start text:change-id="ct76772432"/>:DELay<text:change-end text:change-id="ct76772432"/></text:p>
          </table:table-cell>
          <table:table-cell table:style-name="Table101.A2" office:value-type="string">
            <text:p text:style-name="P19"/>
          </table:table-cell>
        </table:table-row>
        <table:table-row>
          <table:table-cell table:style-name="Table101.A2" office:value-type="string">
            <text:p text:style-name="scpi2"><text:change-start text:change-id="ct81240176"/>:<text:span text:style-name="T7">ON {&lt;time&gt;}</text:span><text:change-end text:change-id="ct81240176"/></text:p>
          </table:table-cell>
          <table:table-cell table:style-name="Table101.A2" office:value-type="string">
            <text:p text:style-name="P20"><text:change-start text:change-id="ct77328976"/>Sets the <text:span text:style-name="T8">delay time for turning the output on</text:span><text:change-end text:change-id="ct77328976"/></text:p>
          </table:table-cell>
        </table:table-row>
        <table:table-row>
          <table:table-cell table:style-name="Table101.A2" office:value-type="string">
            <text:p text:style-name="scpi2"><text:change-start text:change-id="ct72877600"/>:<text:span text:style-name="T7">OFF {&lt;time&gt;}</text:span><text:change-end text:change-id="ct72877600"/></text:p>
          </table:table-cell>
          <table:table-cell table:style-name="Table101.A2" office:value-type="string">
            <text:p text:style-name="P21"><text:change-start text:change-id="ct71400944"/>Sets the <text:span text:style-name="T8">delay time for turning the output off</text:span><text:change-end text:change-id="ct71400944"/></text:p>
          </table:table-cell>
        </table:table-row>
        <table:table-row>
          <table:table-cell table:style-name="Table101.A2" office:value-type="string">
            <text:p text:style-name="scpi0"><text:change-start text:change-id="ct73457872"/>[SOURce[&lt;n&gt;]] <text:change-end text:change-id="ct73457872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1"><text:change-start text:change-id="ct53676160"/>:CURRent<text:change-end text:change-id="ct53676160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34"><text:change-start text:change-id="ct75956784"/>:SLEW<text:change-end text:change-id="ct75956784"/></text:p>
          </table:table-cell>
          <table:table-cell table:style-name="Table101.A2" office:value-type="string">
            <text:p text:style-name="P14"/>
          </table:table-cell>
        </table:table-row>
        <table:table-row>
          <table:table-cell table:style-name="Table101.A2" office:value-type="string">
            <text:p text:style-name="scpi3"><text:change-start text:change-id="ct72815232"/>:<text:span text:style-name="T6">FALLing</text:span><text:change-end text:change-id="ct72815232"/></text:p>
          </table:table-cell>
          <table:table-cell table:style-name="Table101.A2" office:value-type="string">
            <text:p text:style-name="P13"><text:change-start text:change-id="ct53934976"/>Sets the falling current slew rate<text:change-end text:change-id="ct53934976"/></text:p>
          </table:table-cell>
        </table:table-row>
        <table:table-row>
          <table:table-cell table:style-name="Table101.A2" office:value-type="string">
            <text:p text:style-name="scpi3"><text:change-start text:change-id="ct87782688"/>:<text:span text:style-name="T6">RISing</text:span><text:change-end text:change-id="ct87782688"/></text:p>
          </table:table-cell>
          <table:table-cell table:style-name="Table101.A2" office:value-type="string">
            <text:p text:style-name="P13"><text:change-start text:change-id="ct56310768"/>Sets the rising current slew rate<text:change-end text:change-id="ct56310768"/></text:p>
          </table:table-cell>
        </table:table-row>
        <table:table-row>
          <table:table-cell table:style-name="Table101.A2" office:value-type="string">
            <text:p text:style-name="P29"><text:change-start text:change-id="ct56346720"/>:VOLTage <text:change-end text:change-id="ct56346720"/></text:p>
          </table:table-cell>
          <table:table-cell table:style-name="Table101.A2" office:value-type="string">
            <text:p text:style-name="P5"/>
          </table:table-cell>
        </table:table-row>
        <text:soft-page-break/>
        <table:table-row>
          <table:table-cell table:style-name="Table101.A2" office:value-type="string">
            <text:p text:style-name="P34"><text:change-start text:change-id="ct56760208"/>:SLEW<text:change-end text:change-id="ct56760208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72963360"/>:<text:span text:style-name="T6">FALLing</text:span><text:change-end text:change-id="ct72963360"/></text:p>
          </table:table-cell>
          <table:table-cell table:style-name="Table101.A2" office:value-type="string">
            <text:p text:style-name="P13"><text:change-start text:change-id="ct73994864"/>Sets the falling voltage slew rate<text:change-end text:change-id="ct73994864"/></text:p>
          </table:table-cell>
        </table:table-row>
        <table:table-row>
          <table:table-cell table:style-name="Table101.A2" office:value-type="string">
            <text:p text:style-name="scpi3"><text:change-start text:change-id="ct56758976"/>:<text:span text:style-name="T6">RISing</text:span><text:change-end text:change-id="ct56758976"/></text:p>
          </table:table-cell>
          <table:table-cell table:style-name="Table101.A2" office:value-type="string">
            <text:p text:style-name="P13"><text:change-start text:change-id="ct71150416"/>Sets the rising voltage slew rate<text:change-end text:change-id="ct71150416"/></text:p>
          </table:table-cell>
        </table:table-row>
        <table:table-row>
          <table:table-cell table:style-name="Table101.A2" office:value-type="string">
            <text:p text:style-name="P7">SYSTem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8">:COMMunicat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ETHernet</text:p>
          </table:table-cell>
          <table:table-cell table:style-name="Table101.A2" office:value-type="string">
            <text:p text:style-name="P3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3">Queries communication port for SRQ handling</text:p>
          </table:table-cell>
        </table:table-row>
        <table:table-row>
          <table:table-cell table:style-name="Table101.A2" office:value-type="string">
            <text:p text:style-name="P9">:DHCP {&lt;bool&gt;}</text:p>
          </table:table-cell>
          <table:table-cell table:style-name="Table101.A2" office:value-type="string">
            <text:p text:style-name="P3">Enables the DHCP mode</text:p>
          </table:table-cell>
        </table:table-row>
        <table:table-row>
          <table:table-cell table:style-name="Table101.A2" office:value-type="string">
            <text:p text:style-name="P9">:DNS {&lt;ip_address&gt;}</text:p>
          </table:table-cell>
          <table:table-cell table:style-name="Table101.A2" office:value-type="string">
            <text:p text:style-name="P3">Sets the DNS (Domain Name Service) address</text:p>
          </table:table-cell>
        </table:table-row>
        <table:table-row>
          <table:table-cell table:style-name="Table101.A2" office:value-type="string">
            <text:p text:style-name="P9">:GATEway {&lt;ip_address&gt;}</text:p>
          </table:table-cell>
          <table:table-cell table:style-name="Table101.A2" office:value-type="string">
            <text:p text:style-name="P3">Sets the network gateway address</text:p>
          </table:table-cell>
        </table:table-row>
        <table:table-row>
          <table:table-cell table:style-name="Table101.A2" office:value-type="string">
            <text:p text:style-name="P9">:HOSTname {&lt;name&gt;}</text:p>
          </table:table-cell>
          <table:table-cell table:style-name="Table101.A2" office:value-type="string">
            <text:p text:style-name="P3">Sets the Ethernet communication host name</text:p>
          </table:table-cell>
        </table:table-row>
        <table:table-row>
          <table:table-cell table:style-name="Table101.A2" office:value-type="string">
            <text:p text:style-name="P9">:IPADdress {&lt;ip_address&gt;}</text:p>
          </table:table-cell>
          <table:table-cell table:style-name="Table101.A2" office:value-type="string">
            <text:p text:style-name="P3">Sets the IP address</text:p>
          </table:table-cell>
        </table:table-row>
        <table:table-row>
          <table:table-cell table:style-name="Table101.A2" office:value-type="string">
            <text:p text:style-name="P9">:MAC {&lt;mac_address&gt;}</text:p>
          </table:table-cell>
          <table:table-cell table:style-name="Table101.A2" office:value-type="string">
            <text:p text:style-name="P3">Returns the Ethernet device MAC address</text:p>
          </table:table-cell>
        </table:table-row>
        <table:table-row>
          <table:table-cell table:style-name="Table101.A2" office:value-type="string">
            <text:p text:style-name="P9">:PORT {&lt;number&gt;}</text:p>
          </table:table-cell>
          <table:table-cell table:style-name="Table101.A2" office:value-type="string">
            <text:p text:style-name="P3">Sets the Ethernet communication port</text:p>
          </table:table-cell>
        </table:table-row>
        <table:table-row>
          <table:table-cell table:style-name="Table101.A2" office:value-type="string">
            <text:p text:style-name="P9">:SMASk {&lt;mask&gt;}</text:p>
          </table:table-cell>
          <table:table-cell table:style-name="Table101.A2" office:value-type="string">
            <text:p text:style-name="P5">Sets the subnet mask</text:p>
          </table:table-cell>
        </table:table-row>
        <table:table-row>
          <table:table-cell table:style-name="Table101.A2" office:value-type="string">
            <text:p text:style-name="P6">:NTP {&lt;ip_address&gt;}</text:p>
          </table:table-cell>
          <table:table-cell table:style-name="Table101.A2" office:value-type="string">
            <text:p text:style-name="P3">Sets NTP (Network Time Protocol) server</text:p>
          </table:table-cell>
        </table:table-row>
        <table:table-row>
          <table:table-cell table:style-name="Table101.A2" office:value-type="string">
            <text:p text:style-name="P6">:SERial</text:p>
          </table:table-cell>
          <table:table-cell table:style-name="Table101.A2" office:value-type="string">
            <text:p text:style-name="P3">Serial (via USB) communication parameters</text:p>
          </table:table-cell>
        </table:table-row>
        <table:table-row>
          <table:table-cell table:style-name="Table101.A2" office:value-type="string">
            <text:p text:style-name="P9">:BAUD {&lt;speed&gt;}</text:p>
          </table:table-cell>
          <table:table-cell table:style-name="Table101.A2" office:value-type="string">
            <text:p text:style-name="P3">Sets the baud rate</text:p>
          </table:table-cell>
        </table:table-row>
        <table:table-row>
          <table:table-cell table:style-name="Table101.A2" office:value-type="string">
            <text:p text:style-name="P9">:BITS {&lt;number&gt;}</text:p>
          </table:table-cell>
          <table:table-cell table:style-name="Table101.A2" office:value-type="string">
            <text:p text:style-name="P3">Sets the number of data bits</text:p>
          </table:table-cell>
        </table:table-row>
        <table:table-row>
          <table:table-cell table:style-name="Table101.A2" office:value-type="string">
            <text:p text:style-name="P9">:PARity {&lt;parity&gt;}</text:p>
          </table:table-cell>
          <table:table-cell table:style-name="Table101.A2" office:value-type="string">
            <text:p text:style-name="P3">Sets parity bit</text:p>
          </table:table-cell>
        </table:table-row>
        <table:table-row>
          <table:table-cell table:style-name="Table101.A2" office:value-type="string">
            <text:p text:style-name="P9">SBITs {&lt;number&gt;}</text:p>
          </table:table-cell>
          <table:table-cell table:style-name="Table101.A2" office:value-type="string">
            <text:p text:style-name="P3">Sets the number of stop bits</text:p>
          </table:table-cell>
        </table:table-row>
        <table:table-row>
          <table:table-cell table:style-name="Table101.A2" office:value-type="string">
            <text:p text:style-name="P8">:ERRo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ALL?</text:p>
          </table:table-cell>
          <table:table-cell table:style-name="Table101.A2" office:value-type="string">
            <text:p text:style-name="P3">Queries the error/event queue for all the unread items</text:p>
          </table:table-cell>
        </table:table-row>
        <table:table-row>
          <table:table-cell table:style-name="Table101.A2" office:value-type="string">
            <text:p text:style-name="P6">:CODE[:NEXT]?</text:p>
          </table:table-cell>
          <table:table-cell table:style-name="Table101.A2" office:value-type="string">
            <text:p text:style-name="P3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71173472"/>:<text:span text:style-name="T4">TIME</text:span><text:change-end text:change-id="ct71173472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<text:change-start text:change-id="ct92380112"/>:<text:span text:style-name="T4">TIMer</text:span><text:change-end text:change-id="ct92380112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<text:change-start text:change-id="ct92384192"/>[:STATe]<text:change-end text:change-id="ct92384192"/></text:p>
          </table:table-cell>
          <table:table-cell table:style-name="Table101.A2" office:value-type="string">
            <text:p text:style-name="P4"><text:change-start text:change-id="ct71148864"/>Sets the internal timer state<text:change-end text:change-id="ct71148864"/></text:p>
          </table:table-cell>
        </table:table-row>
        <table:table-row>
          <table:table-cell table:style-name="Table101.A2" office:value-type="string">
            <text:p text:style-name="scpi3"><text:change-start text:change-id="ct56651632"/>:<text:span text:style-name="T4">COUNt</text:span><text:change-end text:change-id="ct56651632"/></text:p>
          </table:table-cell>
          <table:table-cell table:style-name="Table101.A2" office:value-type="string">
            <text:p text:style-name="P4"><text:change-start text:change-id="ct71152336"/>Queries the current value of the internal timer<text:change-end text:change-id="ct71152336"/></text:p>
          </table:table-cell>
        </table:table-row>
        <table:table-row>
          <table:table-cell table:style-name="Table101.A2" office:value-type="string">
            <text:p text:style-name="scpi1"><text:change-start text:change-id="ct71154160"/>:<text:span text:style-name="T5">TZONe &lt;hour&gt;</text:span><text:change-end text:change-id="ct71154160"/></text:p>
          </table:table-cell>
          <table:table-cell table:style-name="Table101.A2" office:value-type="string">
            <text:p text:style-name="P4"><text:change-start text:change-id="ct56652160"/>Sets time zone<text:change-end text:change-id="ct56652160"/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upcoming releas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108" meta:word-count="333" meta:character-count="2199" meta:non-whitespace-character-count="1971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